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eorgia" svg:font-family="Georgia, serif"/>
    <style:font-face style:name="Lexend Deca" svg:font-family="'Lexend Deca', sans-serif"/>
    <style:font-face style:name="Lohit Devanagari1" svg:font-family="'Lohit Devanagari'"/>
    <style:font-face style:name="Verdana" svg:font-family="Verdana, sans-serif, Geneva"/>
    <style:font-face style:name="apple-system" svg:font-family="apple-system, BlinkMacSystemFont, 'Segoe UI', Roboto, Oxygen-Sans, Ubuntu, Cantarell, 'Helvetica Neue', sans-serif"/>
    <style:font-face style:name="euclid circular a" svg:font-family="'euclid circular a', arial, 'source sans pro', 'helvetica neue', helvetica, arial, sans-serif"/>
    <style:font-face style:name="monospace" svg:font-family="monospace, monospace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ont-family-code" svg:font-family="'var font-family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fo:color="#000000" loext:opacity="100%" style:font-name="Ubuntu" fo:font-style="normal" style:font-style-asian="normal" style:font-style-complex="normal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2c6d4" officeooo:paragraph-rsid="004e03e4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58dd75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12c6d4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575c23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fo:font-style="normal" officeooo:rsid="0012c6d4" officeooo:paragraph-rsid="000eae9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style="normal" officeooo:rsid="000f9e2d" officeooo:paragraph-rsid="0012c6d4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style="normal" officeooo:rsid="000f9e2d" officeooo:paragraph-rsid="005ac93d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fo:font-style="normal" officeooo:rsid="00108272" officeooo:paragraph-rsid="00108272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/>
      <style:text-properties fo:color="#000000" loext:opacity="100%" style:font-name="Ubuntu" fo:font-size="14pt" fo:font-style="normal" officeooo:rsid="005d2e88" officeooo:paragraph-rsid="005d2e88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/>
      <style:text-properties fo:color="#000000" loext:opacity="100%" style:font-name="Ubuntu" fo:font-size="14pt" fo:font-style="normal" officeooo:rsid="005df59d" officeooo:paragraph-rsid="005df59d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5d529d" officeooo:paragraph-rsid="005d529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60c16e" officeooo:paragraph-rsid="0060c16e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line-height="150%"/>
      <style:text-properties fo:color="#000000" loext:opacity="100%" style:font-name="Ubuntu" fo:font-size="14pt" fo:font-style="normal" officeooo:rsid="005f7fff" officeooo:paragraph-rsid="005f7fff" fo:background-color="#dddddd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line-height="150%"/>
      <style:text-properties fo:color="#000000" loext:opacity="100%" style:font-name="Ubuntu" fo:font-size="14pt" fo:font-style="normal" officeooo:rsid="005f7fff" officeooo:paragraph-rsid="006214fb" fo:background-color="#dddddd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line-height="150%"/>
      <style:text-properties fo:color="#000000" loext:opacity="100%" style:font-name="Ubuntu" fo:font-size="14pt" fo:font-style="normal" officeooo:rsid="006214fb" officeooo:paragraph-rsid="006214fb" fo:background-color="#dddddd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line-height="150%"/>
      <style:text-properties fo:color="#000000" loext:opacity="100%" style:font-name="Ubuntu" fo:font-size="14pt" officeooo:paragraph-rsid="0012c6d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paragraph-rsid="00575c23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orphans="2" fo:widows="2" fo:text-indent="0cm" style:auto-text-indent="false"/>
      <style:text-properties fo:color="#000000" loext:opacity="100%" style:font-name="Ubuntu" fo:font-size="14pt" fo:font-style="normal" officeooo:rsid="000f9e2d" officeooo:paragraph-rsid="005c6111" style:font-size-asian="14pt" style:font-style-asian="normal" style:font-size-complex="14pt" style:font-style-complex="normal"/>
    </style:style>
    <style:style style:name="P22" style:family="paragraph" style:parent-style-name="Text_20_body">
      <style:paragraph-properties fo:line-height="150%"/>
      <style:text-properties fo:color="#000000" loext:opacity="100%" style:font-name="Ubuntu" fo:font-size="14pt" fo:font-style="normal" officeooo:rsid="005d2e88" officeooo:paragraph-rsid="005d2e88" style:font-size-asian="14pt" style:font-style-asian="normal" style:font-size-complex="14pt" style:font-style-complex="normal"/>
    </style:style>
    <style:style style:name="P23" style:family="paragraph" style:parent-style-name="Text_20_body">
      <style:paragraph-properties fo:line-height="150%"/>
      <style:text-properties fo:color="#000000" loext:opacity="100%" style:font-name="Ubuntu" fo:font-size="14pt" fo:font-style="normal" officeooo:rsid="006214fb" officeooo:paragraph-rsid="006214fb" style:font-size-asian="14pt" style:font-style-asian="normal" style:font-size-complex="14pt" style:font-style-complex="normal"/>
    </style:style>
    <style:style style:name="P24" style:family="paragraph" style:parent-style-name="Text_20_body">
      <style:paragraph-properties fo:line-height="150%"/>
      <style:text-properties officeooo:paragraph-rsid="005d529d"/>
    </style:style>
    <style:style style:name="P2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officeooo:rsid="0012c6d4" officeooo:paragraph-rsid="004beab3" style:font-size-asian="14pt" style:font-style-asian="normal" style:font-size-complex="14pt" style:font-style-complex="normal"/>
    </style:style>
    <style:style style:name="P2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P2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292929" loext:opacity="100%" style:font-name="source-serif-pro" fo:font-size="13.6999998092651pt" fo:font-style="normal" officeooo:rsid="000f9e2d" officeooo:paragraph-rsid="005d529d" style:font-size-asian="14pt" style:font-style-asian="normal" style:font-size-complex="14pt" style:font-style-complex="normal"/>
    </style:style>
    <style:style style:name="P28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style:line-height-at-least="0.774cm" fo:orphans="2" fo:widows="2" fo:text-indent="0cm" style:auto-text-indent="false"/>
    </style:style>
    <style:style style:name="T1" style:family="text">
      <style:text-properties fo:font-variant="normal" fo:text-transform="none" fo:color="#212529" loext:opacity="100%" style:font-name="apple-system" fo:font-size="10.9499998092651pt" fo:letter-spacing="normal" fo:font-weight="normal"/>
    </style:style>
    <style:style style:name="T2" style:family="text">
      <style:text-properties fo:font-variant="normal" fo:text-transform="none" fo:color="#212529" loext:opacity="100%" style:font-name="apple-system" fo:font-size="10.9499998092651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apple-system" fo:font-size="10.9499998092651pt" fo:letter-spacing="normal" fo:font-style="normal" fo:font-weight="normal" officeooo:rsid="00652a90"/>
    </style:style>
    <style:style style:name="T4" style:family="text">
      <style:text-properties fo:font-variant="normal" fo:text-transform="none" fo:color="#212529" loext:opacity="100%" style:font-name="apple-system" fo:font-size="10.9499998092651pt" fo:letter-spacing="normal" fo:font-style="normal" fo:font-weight="normal" officeooo:rsid="00652a90" loext:padding="0cm" loext:border="none"/>
    </style:style>
    <style:style style:name="T5" style:family="text">
      <style:text-properties fo:font-variant="normal" fo:text-transform="none" fo:color="#212529" loext:opacity="100%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212529" loext:opacity="100%" fo:letter-spacing="normal" fo:font-weight="normal"/>
    </style:style>
    <style:style style:name="T7" style:family="text">
      <style:text-properties fo:font-variant="normal" fo:text-transform="none" fo:color="#212529" loext:opacity="100%" fo:font-size="10.9499998092651pt" fo:letter-spacing="normal" fo:font-weight="normal"/>
    </style:style>
    <style:style style:name="T8" style:family="text">
      <style:text-properties fo:font-variant="normal" fo:text-transform="none" fo:color="#212529" loext:opacity="100%" fo:font-size="10.9499998092651pt" fo:letter-spacing="normal" fo:font-weight="normal" loext:padding="0cm" loext:border="none"/>
    </style:style>
    <style:style style:name="T9" style:family="text">
      <style:text-properties fo:font-variant="normal" fo:text-transform="none" fo:color="#212529" loext:opacity="100%" fo:font-size="10.9499998092651pt" fo:letter-spacing="normal" fo:font-weight="normal" officeooo:rsid="0063a396" loext:padding="0cm" loext:border="none"/>
    </style:style>
    <style:style style:name="T10" style:family="text">
      <style:text-properties fo:font-variant="normal" fo:text-transform="none" fo:color="#212529" loext:opacity="100%" fo:font-size="10.9499998092651pt" fo:letter-spacing="normal" fo:font-style="normal" fo:font-weight="normal"/>
    </style:style>
    <style:style style:name="T11" style:family="text">
      <style:text-properties fo:font-variant="normal" fo:text-transform="none" fo:color="#212529" loext:opacity="100%" fo:font-size="10.9499998092651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212529" loext:opacity="100%" fo:font-size="10.9499998092651pt" fo:letter-spacing="normal" fo:font-style="normal" fo:font-weight="normal" officeooo:rsid="00652a90"/>
    </style:style>
    <style:style style:name="T13" style:family="text">
      <style:text-properties fo:font-variant="normal" fo:text-transform="none" fo:color="#212529" loext:opacity="100%" fo:font-size="10.9499998092651pt" fo:letter-spacing="normal" fo:font-style="normal" fo:font-weight="normal" officeooo:rsid="00652a90" loext:padding="0cm" loext:border="none"/>
    </style:style>
    <style:style style:name="T14" style:family="text">
      <style:text-properties fo:font-variant="normal" fo:text-transform="none" fo:color="#212529" loext:opacity="100%" style:font-name="Ubuntu" fo:font-size="10.9499998092651pt" fo:letter-spacing="normal" fo:font-weight="normal" loext:padding="0cm" loext:border="none"/>
    </style:style>
    <style:style style:name="T15" style:family="text">
      <style:text-properties fo:font-variant="normal" fo:text-transform="none" fo:color="#212529" loext:opacity="100%" style:font-name="Ubuntu" fo:font-size="10.9499998092651pt" fo:letter-spacing="normal" fo:font-weight="normal" officeooo:rsid="0063a396" loext:padding="0cm" loext:border="none"/>
    </style:style>
    <style:style style:name="T16" style:family="text">
      <style:text-properties fo:font-variant="normal" fo:text-transform="none" fo:color="#212529" loext:opacity="100%" style:font-name="Ubuntu" fo:font-size="10.9499998092651pt" fo:letter-spacing="normal" fo:font-style="normal" fo:font-weight="normal"/>
    </style:style>
    <style:style style:name="T17" style:family="text">
      <style:text-properties fo:font-variant="normal" fo:text-transform="none" fo:color="#212529" loext:opacity="100%" style:font-name="Ubuntu" fo:font-size="10.9499998092651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212529" loext:opacity="100%" style:font-name="Ubuntu" fo:font-size="10.9499998092651pt" fo:letter-spacing="normal" fo:font-style="normal" fo:font-weight="normal" officeooo:rsid="00652a90"/>
    </style:style>
    <style:style style:name="T19" style:family="text">
      <style:text-properties fo:font-variant="normal" fo:text-transform="none" fo:color="#212529" loext:opacity="100%" style:font-name="Ubuntu" fo:font-size="10.9499998092651pt" fo:letter-spacing="normal" fo:font-style="normal" fo:font-weight="normal" officeooo:rsid="00652a90" loext:padding="0cm" loext:border="none"/>
    </style:style>
    <style:style style:name="T20" style:family="text">
      <style:text-properties fo:font-variant="normal" fo:text-transform="none" fo:color="#212529" loext:opacity="100%" style:font-name="Ubuntu" fo:letter-spacing="normal" fo:font-style="normal" fo:font-weight="normal"/>
    </style:style>
    <style:style style:name="T21" style:family="text">
      <style:text-properties fo:font-variant="normal" fo:text-transform="none" fo:color="#212529" loext:opacity="100%" style:font-name="Ubuntu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212529" loext:opacity="100%" style:font-name="Ubuntu" fo:letter-spacing="normal" fo:font-style="normal" fo:font-weight="normal" officeooo:rsid="00652a90"/>
    </style:style>
    <style:style style:name="T23" style:family="text">
      <style:text-properties fo:font-variant="normal" fo:text-transform="none" fo:color="#212529" loext:opacity="100%" style:font-name="Ubuntu" fo:letter-spacing="normal" fo:font-style="normal" fo:font-weight="normal" officeooo:rsid="00652a90" loext:padding="0cm" loext:border="none"/>
    </style:style>
    <style:style style:name="T24" style:family="text">
      <style:text-properties fo:font-variant="normal" fo:text-transform="none" fo:color="#212529" loext:opacity="100%" style:font-name="Ubuntu" fo:letter-spacing="normal" fo:font-weight="normal" loext:padding="0cm" loext:border="none"/>
    </style:style>
    <style:style style:name="T25" style:family="text">
      <style:text-properties fo:font-variant="normal" fo:text-transform="none" fo:color="#212529" loext:opacity="100%" style:font-name="Ubuntu" fo:letter-spacing="normal" fo:font-weight="normal" officeooo:rsid="0063a396" loext:padding="0cm" loext:border="none"/>
    </style:style>
    <style:style style:name="T26" style:family="text">
      <style:text-properties fo:font-variant="normal" fo:text-transform="none" fo:color="#212529" loext:opacity="100%" style:font-name="Ubuntu" fo:letter-spacing="normal" fo:font-style="italic" fo:font-weight="normal" style:font-style-asian="italic" style:font-style-complex="italic" loext:padding="0cm" loext:border="none"/>
    </style:style>
    <style:style style:name="T27" style:family="text">
      <style:text-properties fo:font-variant="normal" fo:text-transform="none" fo:color="#212529" loext:opacity="100%" style:font-name="Ubuntu" fo:letter-spacing="normal" fo:font-style="italic" fo:font-weight="normal" officeooo:rsid="0063a396" style:font-style-asian="italic" style:font-style-complex="italic" loext:padding="0cm" loext:border="none"/>
    </style:style>
    <style:style style:name="T28" style:family="text">
      <style:text-properties fo:font-variant="normal" fo:text-transform="none" fo:color="#212529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212529" loext:opacity="100%" style:font-name="Ubuntu" fo:font-size="14pt" fo:letter-spacing="normal" fo:font-style="normal" fo:font-weight="normal" style:font-size-asian="14pt" style:font-style-asian="normal" style:font-size-complex="14pt" style:font-style-complex="normal" loext:padding="0cm" loext:border="none"/>
    </style:style>
    <style:style style:name="T30" style:family="text">
      <style:text-properties fo:font-variant="normal" fo:text-transform="none" fo:color="#212529" loext:opacity="100%" style:font-name="Ubuntu" fo:font-size="14pt" fo:letter-spacing="normal" fo:font-style="normal" fo:font-weight="normal" officeooo:rsid="00652a90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212529" loext:opacity="100%" style:font-name="Ubuntu" fo:font-size="14pt" fo:letter-spacing="normal" fo:font-style="normal" fo:font-weight="normal" officeooo:rsid="00652a90" style:font-size-asian="14pt" style:font-style-asian="normal" style:font-size-complex="14pt" style:font-style-complex="normal" loext:padding="0cm" loext:border="none"/>
    </style:style>
    <style:style style:name="T32" style:family="text">
      <style:text-properties fo:font-variant="normal" fo:text-transform="none" fo:color="#212529" loext:opacity="100%" style:font-name="Ubuntu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212529" loext:opacity="100%" style:font-name="Ubuntu" fo:font-size="14pt" fo:letter-spacing="normal" fo:font-style="normal" fo:font-weight="normal" style:font-size-asian="14pt" style:font-size-complex="14pt" loext:padding="0cm" loext:border="none"/>
    </style:style>
    <style:style style:name="T34" style:family="text">
      <style:text-properties fo:font-variant="normal" fo:text-transform="none" fo:color="#212529" loext:opacity="100%" style:font-name="Ubuntu" fo:font-size="14pt" fo:letter-spacing="normal" fo:font-style="normal" fo:font-weight="normal" officeooo:rsid="00652a90" style:font-size-asian="14pt" style:font-size-complex="14pt"/>
    </style:style>
    <style:style style:name="T35" style:family="text">
      <style:text-properties fo:font-variant="normal" fo:text-transform="none" fo:color="#212529" loext:opacity="100%" style:font-name="Ubuntu" fo:font-size="14pt" fo:letter-spacing="normal" fo:font-style="normal" fo:font-weight="normal" officeooo:rsid="00652a90" style:font-size-asian="14pt" style:font-size-complex="14pt" loext:padding="0cm" loext:border="none"/>
    </style:style>
    <style:style style:name="T36" style:family="text">
      <style:text-properties fo:font-variant="normal" fo:text-transform="none" fo:color="#212529" loext:opacity="100%" style:font-name="Ubuntu" fo:font-size="14pt" fo:letter-spacing="normal" fo:font-weight="normal" style:font-size-asian="14pt" style:font-size-complex="14pt"/>
    </style:style>
    <style:style style:name="T37" style:family="text">
      <style:text-properties fo:font-variant="normal" fo:text-transform="none" fo:color="#212529" loext:opacity="100%" style:font-name="Ubuntu" fo:font-size="14pt" fo:letter-spacing="normal" fo:font-weight="normal" style:font-size-asian="14pt" style:font-size-complex="14pt" loext:padding="0cm" loext:border="none"/>
    </style:style>
    <style:style style:name="T38" style:family="text">
      <style:text-properties fo:font-variant="normal" fo:text-transform="none" fo:color="#212529" loext:opacity="100%" style:font-name="Ubuntu" fo:font-size="14pt" fo:letter-spacing="normal" fo:font-weight="normal" officeooo:rsid="00652a90" style:font-size-asian="14pt" style:font-size-complex="14pt"/>
    </style:style>
    <style:style style:name="T39" style:family="text">
      <style:text-properties fo:font-variant="normal" fo:text-transform="none" fo:color="#212529" loext:opacity="100%" style:font-name="Ubuntu" fo:font-size="14pt" fo:letter-spacing="normal" fo:font-weight="normal" officeooo:rsid="00652a90" style:font-size-asian="14pt" style:font-size-complex="14pt" loext:padding="0cm" loext:border="none"/>
    </style:style>
    <style:style style:name="T40" style:family="text">
      <style:text-properties fo:font-variant="normal" fo:text-transform="none" fo:color="#212529" loext:opacity="100%" style:font-name="Ubuntu" fo:font-size="14pt" fo:letter-spacing="normal" fo:font-style="italic" fo:font-weight="normal" style:font-size-asian="14pt" style:font-style-asian="italic" style:font-size-complex="14pt" style:font-style-complex="italic"/>
    </style:style>
    <style:style style:name="T41" style:family="text">
      <style:text-properties fo:font-variant="normal" fo:text-transform="none" fo:color="#212529" loext:opacity="100%" style:font-name="Ubuntu" fo:font-size="14pt" fo:letter-spacing="normal" fo:font-style="italic" fo:font-weight="normal" style:font-size-asian="14pt" style:font-style-asian="italic" style:font-size-complex="14pt" style:font-style-complex="italic" loext:padding="0cm" loext:border="none"/>
    </style:style>
    <style:style style:name="T42" style:family="text">
      <style:text-properties fo:font-variant="normal" fo:text-transform="none" fo:color="#212529" loext:opacity="100%" style:font-name="Ubuntu" fo:font-size="14pt" fo:letter-spacing="normal" fo:font-style="italic" fo:font-weight="normal" officeooo:rsid="00652a90" style:font-size-asian="14pt" style:font-style-asian="italic" style:font-size-complex="14pt" style:font-style-complex="italic"/>
    </style:style>
    <style:style style:name="T43" style:family="text">
      <style:text-properties fo:font-variant="normal" fo:text-transform="none" fo:color="#212529" loext:opacity="100%" style:font-name="Ubuntu" fo:font-size="14pt" fo:letter-spacing="normal" fo:font-style="italic" fo:font-weight="normal" officeooo:rsid="00652a90" style:font-size-asian="14pt" style:font-style-asian="italic" style:font-size-complex="14pt" style:font-style-complex="italic" loext:padding="0cm" loext:border="none"/>
    </style:style>
    <style:style style:name="T44" style:family="text">
      <style:text-properties fo:font-variant="normal" fo:text-transform="none" fo:color="#212529" loext:opacity="100%" style:font-name="var font-family-code" fo:font-size="10.9499998092651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212529" loext:opacity="100%" style:font-name="var font-family-code" fo:font-size="10.9499998092651pt" fo:letter-spacing="normal" fo:font-style="normal" fo:font-weight="normal" officeooo:rsid="00652a90" loext:padding="0cm" loext:border="none"/>
    </style:style>
    <style:style style:name="T46" style:family="text">
      <style:text-properties fo:font-variant="normal" fo:text-transform="none" fo:color="#212529" loext:opacity="100%" style:font-name="var font-family-code" fo:font-size="10.9499998092651pt" fo:letter-spacing="normal" fo:font-weight="normal" loext:padding="0cm" loext:border="none"/>
    </style:style>
    <style:style style:name="T47" style:family="text">
      <style:text-properties fo:font-variant="normal" fo:text-transform="none" fo:color="#212529" loext:opacity="100%" style:font-name="var font-family-code" fo:font-size="10.9499998092651pt" fo:letter-spacing="normal" fo:font-weight="normal" officeooo:rsid="0063a396" loext:padding="0cm" loext:border="none"/>
    </style:style>
    <style:style style:name="T48" style:family="text">
      <style:text-properties fo:font-variant="normal" fo:text-transform="none" fo:letter-spacing="normal" fo:font-weight="normal"/>
    </style:style>
    <style:style style:name="T49" style:family="text">
      <style:text-properties fo:font-variant="normal" fo:text-transform="none" fo:letter-spacing="normal" fo:font-weight="normal" loext:padding="0cm" loext:border="none"/>
    </style:style>
    <style:style style:name="T50" style:family="text">
      <style:text-properties fo:font-variant="normal" fo:text-transform="none" fo:letter-spacing="normal" fo:font-weight="normal" officeooo:rsid="00575c23"/>
    </style:style>
    <style:style style:name="T51" style:family="text">
      <style:text-properties fo:font-variant="normal" fo:text-transform="none" fo:letter-spacing="normal" fo:font-weight="normal" officeooo:rsid="00575c23" loext:padding="0cm" loext:border="none"/>
    </style:style>
    <style:style style:name="T52" style:family="text">
      <style:text-properties fo:font-variant="normal" fo:text-transform="none" fo:letter-spacing="normal" fo:font-weight="normal" fo:background-color="#dddddd" loext:char-shading-value="0"/>
    </style:style>
    <style:style style:name="T53" style:family="text">
      <style:text-properties fo:font-variant="normal" fo:text-transform="none" fo:letter-spacing="normal" fo:font-weight="normal" fo:background-color="transparent" loext:char-shading-value="0"/>
    </style:style>
    <style:style style:name="T54" style:family="text">
      <style:text-properties fo:font-variant="normal" fo:text-transform="none" fo:letter-spacing="normal" fo:font-weight="bold" style:font-weight-asian="bold" style:font-weight-complex="bold" loext:padding="0cm" loext:border="none"/>
    </style:style>
    <style:style style:name="T55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56" style:family="text">
      <style:text-properties fo:font-variant="normal" fo:text-transform="none" fo:letter-spacing="normal" fo:font-style="normal" fo:font-weight="normal" officeooo:rsid="002d2161" style:font-style-asian="normal" style:font-style-complex="normal"/>
    </style:style>
    <style:style style:name="T57" style:family="text">
      <style:text-properties fo:font-variant="normal" fo:text-transform="none" fo:letter-spacing="normal" fo:font-style="normal" fo:font-weight="normal" officeooo:rsid="005c6111" style:font-style-asian="normal" style:font-style-complex="normal"/>
    </style:style>
    <style:style style:name="T58" style:family="text">
      <style:text-properties fo:font-variant="normal" fo:text-transform="none" fo:letter-spacing="normal" fo:background-color="#dddddd" loext:char-shading-value="0"/>
    </style:style>
    <style:style style:name="T59" style:family="text">
      <style:text-properties fo:font-variant="normal" fo:text-transform="none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style:font-name="Ubuntu" fo:letter-spacing="normal" fo:font-style="normal" fo:font-weight="normal" style:font-style-asian="normal" style:font-style-complex="normal"/>
    </style:style>
    <style:style style:name="T61" style:family="text">
      <style:text-properties fo:font-variant="normal" fo:text-transform="none" style:font-name="Ubuntu" fo:letter-spacing="normal" fo:font-weight="normal"/>
    </style:style>
    <style:style style:name="T62" style:family="text">
      <style:text-properties fo:font-variant="normal" fo:text-transform="none" style:font-name="Ubuntu" fo:letter-spacing="normal" fo:font-weight="normal" officeooo:rsid="003f9345"/>
    </style:style>
    <style:style style:name="T63" style:family="text">
      <style:text-properties fo:font-variant="normal" fo:text-transform="none" style:font-name="Ubuntu" fo:letter-spacing="normal" fo:font-weight="normal" officeooo:rsid="00557735"/>
    </style:style>
    <style:style style:name="T64" style:family="text">
      <style:text-properties fo:font-variant="normal" fo:text-transform="none" style:font-name="Ubuntu" fo:letter-spacing="normal" fo:font-weight="normal" officeooo:rsid="00133a06"/>
    </style:style>
    <style:style style:name="T65" style:family="text">
      <style:text-properties fo:font-variant="normal" fo:text-transform="none" style:font-name="Ubuntu" fo:letter-spacing="normal" fo:font-weight="normal" officeooo:rsid="0058dd75"/>
    </style:style>
    <style:style style:name="T66" style:family="text">
      <style:text-properties fo:font-variant="normal" fo:text-transform="none" style:font-name="Ubuntu" fo:letter-spacing="normal" fo:font-weight="normal" loext:padding="0cm" loext:border="none"/>
    </style:style>
    <style:style style:name="T67" style:family="text">
      <style:text-properties fo:font-variant="normal" fo:text-transform="none" style:font-name="Ubuntu" fo:letter-spacing="normal" fo:font-weight="normal" officeooo:rsid="0063a396" loext:padding="0cm" loext:border="none"/>
    </style:style>
    <style:style style:name="T68" style:family="text">
      <style:text-properties fo:font-variant="normal" fo:text-transform="none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T69" style:family="text">
      <style:text-properties fo:font-variant="normal" fo:text-transform="none" style:font-name="Ubuntu" fo:font-size="14pt" fo:letter-spacing="normal" fo:font-style="normal" fo:font-weight="normal" style:font-size-asian="14pt" style:font-style-asian="normal" style:font-size-complex="14pt" style:font-style-complex="normal" loext:padding="0cm" loext:border="none"/>
    </style:style>
    <style:style style:name="T70" style:family="text">
      <style:text-properties fo:font-variant="normal" fo:text-transform="none" style:font-name="Ubuntu" fo:font-size="14pt" fo:letter-spacing="normal" fo:font-style="normal" fo:font-weight="normal" officeooo:rsid="00652a90" style:font-size-asian="14pt" style:font-style-asian="normal" style:font-size-complex="14pt" style:font-style-complex="normal"/>
    </style:style>
    <style:style style:name="T71" style:family="text">
      <style:text-properties fo:font-variant="normal" fo:text-transform="none" style:font-name="Ubuntu" fo:font-size="14pt" fo:letter-spacing="normal" fo:font-style="normal" fo:font-weight="normal" officeooo:rsid="00652a90" style:font-size-asian="14pt" style:font-style-asian="normal" style:font-size-complex="14pt" style:font-style-complex="normal" loext:padding="0cm" loext:border="none"/>
    </style:style>
    <style:style style:name="T72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T73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 loext:padding="0cm" loext:border="none"/>
    </style:style>
    <style:style style:name="T7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c6111" style:font-size-asian="14pt" style:font-style-asian="normal" style:font-size-complex="14pt" style:font-style-complex="normal"/>
    </style:style>
    <style:style style:name="T7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d529d" style:font-size-asian="14pt" style:font-style-asian="normal" style:font-size-complex="14pt" style:font-style-complex="normal"/>
    </style:style>
    <style:style style:name="T7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d529d" style:font-size-asian="14pt" style:font-style-asian="normal" style:font-size-complex="14pt" style:font-style-complex="normal" loext:padding="0cm" loext:border="none"/>
    </style:style>
    <style:style style:name="T7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60c16e" style:font-size-asian="14pt" style:font-style-asian="normal" style:font-size-complex="14pt" style:font-style-complex="normal"/>
    </style:style>
    <style:style style:name="T7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652a90" style:font-size-asian="14pt" style:font-style-asian="normal" style:font-size-complex="14pt" style:font-style-complex="normal"/>
    </style:style>
    <style:style style:name="T7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652a90" style:font-size-asian="14pt" style:font-style-asian="normal" style:font-size-complex="14pt" style:font-style-complex="normal" loext:padding="0cm" loext:border="none"/>
    </style:style>
    <style:style style:name="T8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d2161" style:font-style-asian="normal" style:font-style-complex="normal"/>
    </style:style>
    <style:style style:name="T8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c6111" style:font-style-asian="normal" style:font-style-complex="normal"/>
    </style:style>
    <style:style style:name="T8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e7053" style:font-style-asian="normal" style:font-style-complex="normal"/>
    </style:style>
    <style:style style:name="T8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5d529d" style:font-style-asian="normal" style:font-style-complex="normal"/>
    </style:style>
    <style:style style:name="T84" style:family="text">
      <style:text-properties fo:font-variant="normal" fo:text-transform="none" fo:color="#000000" loext:opacity="100%" style:font-name="Ubuntu" fo:font-size="14pt" fo:font-style="normal" fo:font-weight="normal" style:font-style-asian="normal" style:font-style-complex="normal"/>
    </style:style>
    <style:style style:name="T85" style:family="text">
      <style:text-properties fo:font-variant="normal" fo:text-transform="none" fo:color="#000000" loext:opacity="100%" style:font-name="Ubuntu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Ubuntu" fo:font-size="14pt" fo:font-style="normal" fo:font-weight="normal" officeooo:rsid="005d529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5290f4" style:font-style-asian="normal" style:font-style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12c6d4" style:font-style-asian="normal" style:font-style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523b67" style:font-style-asian="normal" style:font-style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557735" style:font-style-asian="normal" style:font-style-complex="normal"/>
    </style:style>
    <style:style style:name="T91" style:family="text">
      <style:text-properties fo:font-variant="normal" fo:text-transform="none" fo:color="#000000" loext:opacity="100%" fo:letter-spacing="normal" fo:font-style="normal" fo:font-weight="normal" officeooo:rsid="00575c23" style:font-style-asian="normal" style:font-style-complex="normal"/>
    </style:style>
    <style:style style:name="T92" style:family="text">
      <style:text-properties fo:font-variant="normal" fo:text-transform="none" fo:font-weight="normal" style:font-weight-asian="normal" style:font-weight-complex="normal"/>
    </style:style>
    <style:style style:name="T93" style:family="text">
      <style:text-properties style:font-name="Ubuntu" fo:letter-spacing="normal" fo:font-style="normal" fo:font-weight="normal" style:font-style-asian="normal" style:font-style-complex="normal"/>
    </style:style>
    <style:style style:name="T94" style:family="text">
      <style:text-properties officeooo:rsid="0049562d"/>
    </style:style>
    <style:style style:name="T95" style:family="text">
      <style:text-properties officeooo:rsid="0049d14c"/>
    </style:style>
    <style:style style:name="T96" style:family="text">
      <style:text-properties officeooo:rsid="00575c23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575c23" style:font-weight-asian="bold" style:font-weight-complex="bold"/>
    </style:style>
    <style:style style:name="T99" style:family="text">
      <style:text-properties fo:background-color="#dddddd" loext:char-shading-value="0"/>
    </style:style>
    <style:style style:name="T100" style:family="text">
      <style:text-properties fo:background-color="transparent" loext:char-shading-value="0"/>
    </style:style>
    <style:style style:name="T101" style:family="text">
      <style:text-properties fo:background-color="transparent" loext:char-shading-value="0"/>
    </style:style>
    <style:style style:name="T102" style:family="text">
      <style:text-properties officeooo:rsid="006214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osures</text:h>
      <text:p text:style-name="P7"/>
      <text:p text:style-name="P7"/>
      <text:p text:style-name="P4"><text:span text:style-name="Emphasis"><text:span text:style-name="T93">Closure</text:span></text:span><text:span text:style-name="Emphasis"><text:span text:style-name="T60"> </text:span></text:span><text:span text:style-name="T61">é quando uma função é capaz de "lembrar" e acessar seu escopo léxico mesmo quando ela está sendo executada fora de</text:span><text:span text:style-name="T63">le</text:span><text:span text:style-name="T61">. </text:span><text:span text:style-name="T64">Isso acontece pois ela vai preocurando nas camadas externas, </text:span><text:span text:style-name="T65">indo </text:span><text:span text:style-name="T64">de um escopo pro outro até encontrar. </text:span><text:span text:style-name="T62">Fazendo com que as variaveis dentro de uma função sejam privadas e persistentes. </text:span></text:p>
      <text:p text:style-name="P5"/>
      <text:p text:style-name="P20"><text:span text:style-name="T87">O</text:span><text:span text:style-name="T88"> fechamento fornece acesso ao escopo externo de uma função de dentro da função interna, mesmo após o fechamento da função externa, </text:span><text:span text:style-name="T89">ou seja, </text:span><text:span text:style-name="T88"><text:s/>faz referência a variáveis </text:span><text:span text:style-name="T90">d</text:span><text:span text:style-name="T88">o escopo externo </text:span><text:span text:style-name="T91">(função pai)</text:span><text:span text:style-name="T88"> </text:span><text:span text:style-name="T90">no</text:span><text:span text:style-name="T88"> escopo interno </text:span><text:span text:style-name="T91">(função filho)</text:span><text:span text:style-name="T88">. </text:span></text:p>
      <text:p text:style-name="P5"/>
      <text:p text:style-name="P3"><text:span text:style-name="T95">A</text:span>s variáveis externas podem manter seus estados entre várias chamadas. <text:span text:style-name="T94">A</text:span> função interna não mantém a cópia separada das variáveis externas, mas faz referência à <text:span text:style-name="T94">elas</text:span>, o que significa que o valor d<text:span text:style-name="T94">elas</text:span> será <text:span text:style-name="T96">modificado</text:span> se você alterá-lo usando a função interna.</text:p>
      <text:p text:style-name="P19"><text:span text:style-name="T55"/></text:p>
      <text:p text:style-name="P25"><text:span text:style-name="T98">I</text:span><text:span text:style-name="T97">dentificar um encerramento:</text:span> se dentro de uma função você vir uma variável alienígena (não definida dentro dessa função), provavelmente essa função é um encerramento porque a variável alienígena foi capturada.</text:p>
      <text:p text:style-name="P5"/>
      <text:p text:style-name="P6"><text:span text:style-name="Strong_20_Emphasis"><text:span text:style-name="T54">Obs:</text:span></text:span><text:span text:style-name="T49"> Geralmente, os encerramentos são usados para privacidade de dados </text:span><text:span text:style-name="T51">e apenas</text:span><text:span text:style-name="T49"> a função interna é chamada de fechamento, </text:span><text:span text:style-name="T51">alem disso </text:span><text:span text:style-name="T50">um fechamento </text:span><text:span text:style-name="T48">é válido em vários níveis de funções internas</text:span></text:p>
      <text:p text:style-name="P6"/>
      <text:p text:style-name="P6"/>
      <text:p text:style-name="P6"/>
      <text:p text:style-name="P6"><text:soft-page-break/>_____________________________________________________________________</text:p>
      <text:h text:style-name="P2" text:outline-level="2">Escopo Léxico</text:h>
      <text:p text:style-name="P8"/>
      <text:p text:style-name="P9"/>
      <text:p text:style-name="P21"><text:span text:style-name="Emphasis"><text:span text:style-name="T56">Escopo lexico é o processo usado para definir o escopo de uma variavel por sua posição no codigo-fonte, </text:span></text:span><text:span text:style-name="Emphasis"><text:span text:style-name="T57">ou seja, </text:span></text:span><text:span text:style-name="Emphasis"><text:span text:style-name="T55">é o escopo onde a função </text:span></text:span><text:span text:style-name="Emphasis"><text:span text:style-name="T57">ou variavel</text:span></text:span><text:span text:style-name="Emphasis"><text:span text:style-name="T55"> foi (fisicamente) definida no codigo.</text:span></text:span></text:p>
      <text:p text:style-name="P21"><text:span text:style-name="Emphasis"><text:span text:style-name="T55"/></text:span></text:p>
      <text:p text:style-name="P27"><text:span text:style-name="Emphasis"><text:span text:style-name="T84">Se uma variável não pôde ser encontrada no escopo imediato, a engine irá procurar por ela no escopo externo mais próximo. Essa busca irá continuar até que o escopo global seja alcançado. Se a variável não estiver no escopo global, um erro será emitido.</text:span></text:span></text:p>
      <text:p text:style-name="P27"><text:span text:style-name="Emphasis"><text:span text:style-name="T74"/></text:span></text:p>
      <text:p text:style-name="P27"><text:span text:style-name="Emphasis"><text:span text:style-name="T81">O escopo léxico permite os escopos serem aninhados, com isso possibilitando</text:span></text:span><text:span text:style-name="Emphasis"><text:span text:style-name="T80"> </text:span></text:span><text:span text:style-name="Emphasis"><text:span text:style-name="T82">a função interna </text:span></text:span><text:span text:style-name="Emphasis"><text:span text:style-name="T81">de</text:span></text:span><text:span text:style-name="Emphasis"><text:span text:style-name="T82"> acessar as variaveis declaradas em seu escopo externo</text:span></text:span><text:span text:style-name="Emphasis"><text:span text:style-name="T83">.</text:span></text:span></text:p>
      <text:p text:style-name="P10">_____________________________________________________________________</text:p>
      <text:h text:style-name="P2" text:outline-level="2">Exemplos</text:h>
      <text:p text:style-name="P14">1:</text:p>
      <text:p text:style-name="P11"><text:span text:style-name="Strong_20_Emphasis"><text:span text:style-name="T52">function</text:span></text:span><text:span text:style-name="T58"> </text:span><text:span text:style-name="T52">pai( <text:s/>) { </text:span><text:span text:style-name="T99"><text:line-break/></text:span><text:span text:style-name="T101"> <text:s text:c="4"/></text:span><text:span text:style-name="Strong_20_Emphasis"><text:span text:style-name="T52">var</text:span></text:span><text:span text:style-name="T58"> </text:span><text:span text:style-name="T52">x = 1 </text:span><text:span text:style-name="T99"><text:line-break/></text:span><text:span text:style-name="T101"> <text:s text:c="4"/></text:span><text:span text:style-name="Strong_20_Emphasis"><text:span text:style-name="T52">function</text:span></text:span><text:span text:style-name="T58"> </text:span><text:span text:style-name="T52">filho( <text:s/>){ </text:span><text:span text:style-name="T99"><text:line-break/></text:span><text:span text:style-name="T101"> <text:s text:c="9"/></text:span><text:span text:style-name="Strong_20_Emphasis"><text:span text:style-name="T52">console</text:span></text:span><text:span text:style-name="T52">.log(x) </text:span><text:span text:style-name="T99"><text:line-break/></text:span><text:span text:style-name="T101"> <text:s text:c="9"/></text:span><text:span text:style-name="T52">x++ </text:span><text:span text:style-name="T99"><text:line-break/></text:span><text:span text:style-name="T101"> <text:s text:c="4"/></text:span><text:span text:style-name="T52">} </text:span><text:span text:style-name="T99"><text:line-break/></text:span><text:span text:style-name="T101"> <text:s text:c="4"/></text:span><text:span text:style-name="Strong_20_Emphasis"><text:span text:style-name="T52">return</text:span></text:span><text:span text:style-name="T58"> </text:span><text:span text:style-name="T52">filho </text:span><text:span text:style-name="T99"><text:line-break/></text:span><text:span text:style-name="T52">} </text:span><text:span text:style-name="T99"><text:line-break/><text:line-break/></text:span><text:soft-page-break/><text:span text:style-name="Strong_20_Emphasis"><text:span text:style-name="T52">var</text:span></text:span><text:span text:style-name="T58"> </text:span><text:span text:style-name="T52">contador = pai() </text:span><text:span text:style-name="T99"><text:line-break/></text:span><text:span text:style-name="T52">contador( <text:s/>) </text:span><text:span text:style-name="T53"><text:s/>// 1 </text:span><text:span text:style-name="T99"><text:line-break/></text:span><text:span text:style-name="T52">contador( <text:s/>) </text:span><text:span text:style-name="T53"><text:s/>// 2 </text:span><text:span text:style-name="T99"><text:line-break/></text:span><text:span text:style-name="T52">contador( <text:s/>) </text:span><text:span text:style-name="T53"><text:s/>// 3 </text:span></text:p>
      <text:p text:style-name="P11"/>
      <text:p text:style-name="P22"><text:bookmark text:name="09da"/><text:span text:style-name="T92">Como eu expliquei anteriormente, o escopo léxico faz com que a função </text:span><text:span text:style-name="Emphasis"><text:span text:style-name="T59">filho </text:span></text:span><text:span text:style-name="T92">tenha acesso às variáveis definidas pela função </text:span><text:span text:style-name="Emphasis"><text:span text:style-name="T59">pai</text:span></text:span><text:span text:style-name="T92">. Mas aí nós pegamos a função </text:span><text:span text:style-name="Emphasis"><text:span text:style-name="T59">filho </text:span></text:span><text:span text:style-name="T92">e a retornamos como um valor (no caso, retornamos a função à qual </text:span><text:span text:style-name="Emphasis"><text:span text:style-name="T59">filho </text:span></text:span><text:span text:style-name="T92">faz referência).</text:span></text:p>
      <text:p text:style-name="P29"><text:bookmark text:name="ac7c"/><text:span text:style-name="T85">Após executarmos a função </text:span><text:span text:style-name="Emphasis"><text:span text:style-name="T85">pai</text:span></text:span><text:span text:style-name="T85">, nós atribuímos o valor que ela retorna (no caso, a função </text:span><text:span text:style-name="Emphasis"><text:span text:style-name="T85">filho</text:span></text:span><text:span text:style-name="T85">) para uma nova variável chamada </text:span><text:span text:style-name="Emphasis"><text:span text:style-name="T85">contador</text:span></text:span><text:span text:style-name="T85">. O simples fato de atribuirmos a função </text:span><text:span text:style-name="Emphasis"><text:span text:style-name="T85">filho </text:span></text:span><text:span text:style-name="T85">para uma variável, faz com que a função </text:span><text:span text:style-name="Emphasis"><text:span text:style-name="T85">filho </text:span></text:span><text:span text:style-name="T85">ainda seja necessária, da mesma forma que as variáveis que ela utiliza (o </text:span><text:span text:style-name="Emphasis"><text:span text:style-name="T85">x </text:span></text:span><text:span text:style-name="T85">no escopo da função </text:span><text:span text:style-name="Emphasis"><text:span text:style-name="T85">pai</text:span></text:span><text:span text:style-name="T85">) e isso faz com que a função </text:span><text:span text:style-name="Emphasis"><text:span text:style-name="T85">pai </text:span></text:span><text:span text:style-name="Strong_20_Emphasis"><text:span text:style-name="T85">também seja necessária</text:span></text:span><text:span text:style-name="T85">. </text:span><text:span text:style-name="T86">Ou seja</text:span><text:span text:style-name="T85">, esses dados não serão coletados pelo </text:span><text:span text:style-name="Emphasis"><text:span text:style-name="T85">garbage collector </text:span></text:span><text:span text:style-name="T85">da </text:span><text:span text:style-name="Emphasis"><text:span text:style-name="T85">engine</text:span></text:span><text:span text:style-name="T85">, fazendo com que a informação ali contida seja persistente e possa ser utilizada fora de seu escopo estático.</text:span></text:p>
      <text:p text:style-name="P11"/>
      <text:p text:style-name="P14">2:</text:p>
      <text:p text:style-name="P16">function greeting( <text:s/>) { </text:p>
      <text:p text:style-name="P16"><text:span text:style-name="T100"><text:s text:c="5"/></text:span>let message = ‘Hi’ </text:p>
      <text:p text:style-name="P16"/>
      <text:p text:style-name="P16"><text:span text:style-name="T100"><text:s text:c="5"/></text:span>function sayHi( <text:s/>) { </text:p>
      <text:p text:style-name="P16"><text:span text:style-name="T100"><text:s text:c="10"/></text:span>console.log(message) </text:p>
      <text:p text:style-name="P16"><text:span text:style-name="T100"><text:s text:c="5"/></text:span>} </text:p>
      <text:p text:style-name="P16"/>
      <text:p text:style-name="P16"><text:span text:style-name="T100"><text:s text:c="5"/></text:span>return sayHi </text:p>
      <text:p text:style-name="P16">} </text:p>
      <text:p text:style-name="P16">let hi = greeting( <text:s/>) </text:p>
      <text:p text:style-name="P16">hi( <text:s/>) <text:span text:style-name="T100"><text:s/>// ainda consegue acessar a variavel “message” </text:span></text:p>
      <text:p text:style-name="P24"><text:soft-page-break/><text:span text:style-name="T77">A</text:span><text:span text:style-name="T75"> </text:span><text:span text:style-name="Source_20_Text"><text:span text:style-name="T76">greeting() </text:span></text:span><text:span text:style-name="T75">função retorna o </text:span><text:span text:style-name="Source_20_Text"><text:span text:style-name="T76">sayHi() </text:span></text:span><text:span text:style-name="T75">objeto de função.</text:span></text:p>
      <text:p text:style-name="P28"><text:span text:style-name="T72">Fora da </text:span><text:span text:style-name="Source_20_Text"><text:span text:style-name="T73">greeting() </text:span></text:span><text:span text:style-name="T72">função, atribuímos à </text:span><text:span text:style-name="Source_20_Text"><text:span text:style-name="T73">hi</text:span></text:span><text:span text:style-name="T72">variável o valor retornado pela </text:span><text:span text:style-name="Source_20_Text"><text:span text:style-name="T73">greeting() </text:span></text:span><text:span text:style-name="T72">função, que é uma referência da </text:span><text:span text:style-name="Source_20_Text"><text:span text:style-name="T73">sayHi() </text:span></text:span><text:span text:style-name="T72">função.</text:span></text:p>
      <text:p text:style-name="P28"><text:span text:style-name="T72">Então executamos a </text:span><text:span text:style-name="Source_20_Text"><text:span text:style-name="T73">sayHi() </text:span></text:span><text:span text:style-name="T72">função usando a referência dessa função: </text:span><text:span text:style-name="Source_20_Text"><text:span text:style-name="T73">hi()</text:span></text:span><text:span text:style-name="T72">.</text:span></text:p>
      <text:p text:style-name="P26">Porém, o interessante aqui é que, normalmente, uma variável local só existe durante a execução da função.</text:p>
      <text:p text:style-name="P28"><text:span text:style-name="T72">Isso significa que quando a </text:span><text:span text:style-name="Source_20_Text"><text:span text:style-name="T73">greeting() </text:span></text:span><text:span text:style-name="T72">função terminar de executar, a </text:span><text:span text:style-name="Source_20_Text"><text:span text:style-name="T73">message</text:span></text:span><text:span text:style-name="T72">variável não estará mais acessível.</text:span></text:p>
      <text:p text:style-name="P28"><text:span text:style-name="T72">Nesse caso, executamos a </text:span><text:span text:style-name="Source_20_Text"><text:span text:style-name="T73">hi() </text:span></text:span><text:span text:style-name="T72">função que referencia a </text:span><text:span text:style-name="Source_20_Text"><text:span text:style-name="T73">sayHi() </text:span></text:span><text:span text:style-name="T72">função, a </text:span><text:span text:style-name="Source_20_Text"><text:span text:style-name="T73">message</text:span></text:span><text:span text:style-name="T72">variável ainda existe.</text:span></text:p>
      <text:p text:style-name="P28"><text:span text:style-name="T72">A mágica disso é o fechamento. Em outras palavras, a </text:span><text:span text:style-name="Source_20_Text"><text:span text:style-name="T73">sayHi() </text:span></text:span><text:span text:style-name="T72">função é um fechamento.</text:span></text:p>
      <text:p text:style-name="P26"/>
      <text:p text:style-name="P15">3:</text:p>
      <text:p text:style-name="P17">function greeting(<text:span text:style-name="T102">message</text:span>) { </text:p>
      <text:p text:style-name="P17"><text:span text:style-name="T100"><text:s text:c="5"/></text:span><text:span text:style-name="T102">return </text:span>function(<text:span text:style-name="T102">name</text:span>) { </text:p>
      <text:p text:style-name="P17"><text:span text:style-name="T100"><text:s text:c="10"/></text:span><text:span text:style-name="T102">return message + ‘ ‘ + name </text:span></text:p>
      <text:p text:style-name="P17"><text:span text:style-name="T100"><text:s text:c="5"/></text:span>} </text:p>
      <text:p text:style-name="P17">} </text:p>
      <text:p text:style-name="P17">let <text:span text:style-name="T102">sayH</text:span>i = greeting(‘<text:span text:style-name="T102">hi’</text:span>) </text:p>
      <text:p text:style-name="P18">let sayHello = greeting(‘hello’) </text:p>
      <text:p text:style-name="P11"/>
      <text:p text:style-name="P18">console.log(sayHi(‘jhon’)) <text:span text:style-name="T100"><text:s/>// Hi jhon</text:span></text:p>
      <text:p text:style-name="P18">console.log(sayHello(‘jhon’)) <text:span text:style-name="T100"><text:s text:c="2"/>// Hello jhon</text:span></text:p>
      <text:p text:style-name="P13"/>
      <text:p text:style-name="P23"><text:span text:style-name="T48">A </text:span><text:span text:style-name="Source_20_Text"><text:span text:style-name="T66">greeting() </text:span></text:span><text:span text:style-name="T48">função recebe um argumento nomeado </text:span><text:span text:style-name="Source_20_Text"><text:span text:style-name="T66">message </text:span></text:span><text:span text:style-name="Source_20_Text"><text:span text:style-name="T67">e</text:span></text:span><text:span text:style-name="T48"> retorna uma função que aceita um único argumento chamado </text:span><text:span text:style-name="Source_20_Text"><text:span text:style-name="T66">name</text:span></text:span><text:span text:style-name="T48">.</text:span></text:p>
      <text:p text:style-name="P28"><text:soft-page-break/><text:span text:style-name="T72">A função de retorno retorna uma mensagem de saudação que é a combinação das variáveis </text:span><text:span text:style-name="Source_20_Text"><text:span text:style-name="T73">message </text:span></text:span><text:span text:style-name="T72">e </text:span><text:span text:style-name="Source_20_Text"><text:span text:style-name="T73">name</text:span></text:span><text:span text:style-name="T72">.</text:span></text:p>
      <text:p text:style-name="P28"><text:span text:style-name="T72">A </text:span><text:span text:style-name="Source_20_Text"><text:span text:style-name="T73">greeting() </text:span></text:span><text:span text:style-name="T72">função se comporta como uma fábrica de funções. Ele cria </text:span><text:span text:style-name="Source_20_Text"><text:span text:style-name="T73">sayHi() </text:span></text:span><text:span text:style-name="T72">e </text:span><text:span text:style-name="Source_20_Text"><text:span text:style-name="T73">sayHello() </text:span></text:span><text:span text:style-name="Source_20_Text"><text:span text:style-name="T79">funções</text:span></text:span><text:span text:style-name="T72"> com as respectivas mensagens “</text:span><text:span text:style-name="Source_20_Text"><text:span text:style-name="T73">Hi” </text:span></text:span><text:span text:style-name="T72">e “</text:span><text:span text:style-name="Source_20_Text"><text:span text:style-name="T73">Hello”</text:span></text:span><text:span text:style-name="T72">.</text:span></text:p>
      <text:p text:style-name="P28"><text:span text:style-name="T72">O </text:span><text:span text:style-name="Source_20_Text"><text:span text:style-name="T73">sayHi() </text:span></text:span><text:span text:style-name="T72">e </text:span><text:span text:style-name="Source_20_Text"><text:span text:style-name="T73">sayHello() </text:span></text:span><text:span text:style-name="T72">são fechamentos. Eles compartilham o mesmo corpo de função, mas armazenam escopos diferentes.</text:span></text:p>
      <text:p text:style-name="P28"><text:span text:style-name="T72">No </text:span><text:span text:style-name="Source_20_Text"><text:span text:style-name="T73">sayHi() </text:span></text:span><text:span text:style-name="T72">encerramento, o </text:span><text:span text:style-name="Source_20_Text"><text:span text:style-name="T73">message </text:span></text:span><text:span text:style-name="Source_20_Text"><text:span text:style-name="T79">é</text:span></text:span><text:span text:style-name="T72"> “</text:span><text:span text:style-name="Source_20_Text"><text:span text:style-name="T73">Hi”</text:span></text:span><text:span text:style-name="T72">, enquanto no </text:span><text:span text:style-name="Source_20_Text"><text:span text:style-name="T73">sayHello()</text:span></text:span><text:span text:style-name="Source_20_Text"><text:span text:style-name="T79"> </text:span></text:span><text:span text:style-name="T72">encerramento o </text:span><text:span text:style-name="Source_20_Text"><text:span text:style-name="T73">message</text:span></text:span><text:span text:style-name="T72"> </text:span><text:span text:style-name="T78">é “</text:span><text:span text:style-name="Source_20_Text"><text:span text:style-name="T73">Hello”</text:span></text:span><text:span text:style-name="T72">.</text:span></text:p>
      <text:p text:style-name="P13"/>
      <text:p text:style-name="P13"/>
      <text:p text:style-name="P13"/>
      <text:p text:style-name="P13"/>
      <text:p text:style-name="P13"/>
      <text:p text:style-name="P12">video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eorgia" svg:font-family="Georgia, serif"/>
    <style:font-face style:name="Lexend Deca" svg:font-family="'Lexend Deca', sans-serif"/>
    <style:font-face style:name="Lohit Devanagari1" svg:font-family="'Lohit Devanagari'"/>
    <style:font-face style:name="Verdana" svg:font-family="Verdana, sans-serif, Geneva"/>
    <style:font-face style:name="apple-system" svg:font-family="apple-system, BlinkMacSystemFont, 'Segoe UI', Roboto, Oxygen-Sans, Ubuntu, Cantarell, 'Helvetica Neue', sans-serif"/>
    <style:font-face style:name="euclid circular a" svg:font-family="'euclid circular a', arial, 'source sans pro', 'helvetica neue', helvetica, arial, sans-serif"/>
    <style:font-face style:name="monospace" svg:font-family="monospace, monospace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var font-family-code" svg:font-family="'var font-family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3:52:24.719243891</meta:creation-date>
    <dc:date>2023-05-07T00:10:52.164735745</dc:date>
    <meta:editing-duration>PT18H30M52S</meta:editing-duration>
    <meta:editing-cycles>45</meta:editing-cycles>
    <meta:generator>LibreOffice/7.0.4.2$Linux_X86_64 LibreOffice_project/00$Build-2</meta:generator>
    <meta:document-statistic meta:table-count="0" meta:image-count="0" meta:object-count="0" meta:page-count="5" meta:paragraph-count="50" meta:word-count="737" meta:character-count="4704" meta:non-whitespace-character-count="3879"/>
  </office:meta>
</office:document-meta>
</file>